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4f7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04f7b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04f7b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04f7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شَّمْس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شَّمْسِ وَضُحَيٰهَا </text:span><text:span text:style-name="T3">(1)</text:span><text:span text:style-name="T2"> وَالْقَمَرۣ إِذَا تَلَيٰهَـا </text:span><text:span text:style-name="T3">(2)</text:span><text:span text:style-name="T2"> وَالنَّهۭارۣ إِذَا جَـلَّيٰهَا </text:span><text:span text:style-name="T3">(3)</text:span><text:span text:style-name="T2"> وَالـيْـلِ إِذَا يَغْشَيٰهَا </text:span><text:span text:style-name="T3">(4)</text:span><text:span text:style-name="T2"> وَالسَّمَآءِ وَمَا بَنَيٰهَا </text:span><text:span text:style-name="T3">(5)</text:span><text:span text:style-name="T2"> وَالاَرْضِ وَمَا طَحَيٰهَا </text:span><text:span text:style-name="T3">(6)</text:span><text:span text:style-name="T2"> وَنَفْسٍ وَمَا سَوَّيٰهَا </text:span><text:span text:style-name="T3">(7)</text:span><text:span text:style-name="T2"> فَأَلْهَمَهَا فُجُورَهَا وَتَقْوَيٰهَا </text:span><text:span text:style-name="T3">(8)</text:span><text:span text:style-name="T2"> قَدَ اَفْلَحَ مَن زَكَّيٰهَا </text:span><text:span text:style-name="T3">(9)</text:span><text:span text:style-name="T2"> وَقَدْ خَابَ مَن دَسَّيٰهَاؐ </text:span><text:span text:style-name="T3">(10)</text:span><text:span text:style-name="T2"> كَذَّبَتْ ثَمُودُ بِطَغْوَيٰهَآ </text:span><text:span text:style-name="T3">(11)</text:span><text:span text:style-name="T2"> إِذِ 'نۢبَعَثَ أَشْقَيٰهَا </text:span><text:span text:style-name="T3">(12)</text:span><text:span text:style-name="T2"> فَقَالَ لَهُمْ رَسُولُ </text:span><text:span text:style-name="T5">۴</text:span><text:span text:style-name="T2">للَّهِ نَاقَةَ </text:span><text:span text:style-name="T5">۰</text:span><text:span text:style-name="T2">للَّهِ وَسُقْيَاهَا </text:span><text:span text:style-name="T3">(13)</text:span><text:span text:style-name="T2"> فَكَذَّبُوهُ فَعَقَرُوهَا فَدَمْدَمَ عَلَيْهِمْ</text:span></text:p>
      <text:p text:style-name="P3" loext:marker-style-name="T2"/>
      <text:p text:style-name="P4" loext:marker-style-name="T2"><text:span text:style-name="T2">627</text:span></text:p>
      <text:p text:style-name="P2" loext:marker-style-name="T2"><text:span text:style-name="T2">رَبُّهُم بِذَنۢبِهِمْ فَسَوَّيٰهَاؐ </text:span><text:span text:style-name="T3">(14)</text:span><text:span text:style-name="T2"> فَلاَ يَخَافُ عُقْبَـٰهَا </text:span><text:span text:style-name="T3">(15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0:30.763825089</meta:creation-date>
    <dc:date>2025-03-03T14:40:39.424705973</dc:date>
    <meta:editing-duration>PT10S</meta:editing-duration>
    <meta:editing-cycles>1</meta:editing-cycles>
    <meta:document-statistic meta:table-count="0" meta:image-count="0" meta:object-count="0" meta:page-count="2" meta:paragraph-count="4" meta:word-count="76" meta:character-count="414" meta:non-whitespace-character-count="341"/>
    <meta:generator>LibreOffice/24.8.2.1$Linux_X86_64 LibreOffice_project/0f794b6e29741098670a3b95d60478a65d05ef13</meta:generator>
  </office:meta>
</office:document-meta>
</file>